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0.862cm" fo:min-width="15.058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 loext:decorative="false"/>
      <style:paragraph-properties style:writing-mode="lr-tb"/>
    </style:style>
    <style:style style:name="gr3" style:family="graphic" style:parent-style-name="standard">
      <style:graphic-properties svg:stroke-width="0.102cm" svg:stroke-color="#3465a4" draw:marker-start-width="0.352cm" draw:marker-end-width="0.352cm" draw:fill="none" loext:fill-use-slide-background="false" draw:textarea-horizontal-align="justify" draw:textarea-vertical-align="middle" draw:auto-grow-height="false" fo:min-height="2.608cm" fo:min-width="4.262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fill-color="#cccccc" loext:fill-use-slide-background="false" draw:textarea-horizontal-align="justify" draw:textarea-vertical-align="middle" draw:auto-grow-height="false" fo:min-height="2.19cm" fo:min-width="3.752cm" fo:padding-top="0.175cm" fo:padding-bottom="0.175cm" fo:padding-left="0.3cm" fo:padding-right="0.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2cm" svg:stroke-color="#158466" draw:marker-start-width="0.353cm" draw:marker-end-width="0.353cm" draw:fill="none" loext:fill-use-slide-background="false" draw:textarea-horizontal-align="justify" draw:textarea-vertical-align="middle" draw:auto-grow-height="false" fo:min-height="1.179cm" fo:min-width="1.572cm" fo:padding-top="0.176cm" fo:padding-bottom="0.176cm" fo:padding-left="0.301cm" fo:padding-right="0.301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27cm" svg:stroke-color="#808080" draw:marker-start-width="0.389cm" draw:marker-end="Arrowheads_20_6" draw:marker-end-width="0.489cm" draw:fill="none" draw:textarea-vertical-align="middle" fo:padding-top="0.187cm" fo:padding-bottom="0.187cm" fo:padding-left="0.312cm" fo:padding-right="0.31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Linux Biolinum G"/>
    </style:style>
    <style:style style:name="P3" style:family="paragraph">
      <style:paragraph-properties fo:text-align="center"/>
      <style:text-properties style:font-name="Linux Biolinum G"/>
    </style:style>
    <style:style style:name="P4" style:family="paragraph">
      <loext:graphic-properties draw:fill="none"/>
      <style:paragraph-properties fo:text-align="center" style:writing-mode="lr-tb"/>
      <style:text-properties style:font-name="Linux Biolinum G"/>
    </style:style>
    <style:style style:name="P5" style:family="paragraph">
      <loext:graphic-properties draw:fill="none" draw:fill-color="#cccccc"/>
      <style:paragraph-properties fo:text-align="center" style:writing-mode="lr-tb"/>
      <style:text-properties style:font-name="Linux Biolinum G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inux Biolinum G" fo:font-size="20pt" style:font-size-asian="20pt" style:font-size-complex="20pt"/>
    </style:style>
    <style:style style:name="T2" style:family="text">
      <style:text-properties style:font-name="Linux Biolinum G" fo:font-size="26pt" style:font-size-asian="26pt" style:font-size-complex="26pt"/>
    </style:style>
    <style:style style:name="T3" style:family="text">
      <style:text-properties style:font-name="Linux Biolinum G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58cm" svg:height="11.112cm" svg:x="2.587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25cm" svg:height="1.188cm" svg:x="10.992cm" svg:y="9.202cm">
          <draw:text-box>
            <text:p><text:span text:style-name="T1">i = i + 1</text:span></text:p>
          </draw:text-box>
        </draw:frame>
        <draw:custom-shape draw:style-name="gr3" draw:text-style-name="P4" xml:id="id3" draw:id="id3" draw:layer="layout" svg:width="4.762cm" svg:height="2.858cm" svg:x="5.052cm" svg:y="10.524cm">
          <text:p text:style-name="P3"><text:span text:style-name="T2">Bloco de código (i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6.096cm" svg:height="3.556cm" svg:x="7.747cm" svg:y="3.858cm">
          <text:p text:style-name="P3"><text:span text:style-name="T2">Condição</text:span></text:p>
          <draw:enhanced-geometry svg:viewBox="0 0 21600 21600" draw:glue-points="10800 0 0 10800 10800 21600 21600 10800" draw:text-areas="?f3 ?f3 ?f4 ?f4" draw:type="hexagon" draw:modifiers="3254.500248632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xml:id="id2" draw:id="id2" draw:layer="layout" svg:width="3.074cm" svg:height="2.165cm" svg:x="14.3cm" svg:y="11.117cm">
          <text:p text:style-name="P3"><text:span text:style-name="T3">Fi</text:span><text:span text:style-name="T3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843cm" svg:y1="5.636cm" svg:x2="15.837cm" svg:y2="11.117cm" draw:start-shape="id1" draw:start-glue-point="7" draw:end-shape="id2" draw:end-glue-point="4" svg:d="M13843 5636h1994v5481" svg:viewBox="0 0 1995 5482">
          <text:p/>
        </draw:connector>
        <draw:connector draw:style-name="gr6" draw:text-style-name="P6" draw:layer="layout" svg:x1="9.814cm" svg:y1="11.953cm" svg:x2="10.795cm" svg:y2="7.414cm" draw:start-shape="id3" draw:start-glue-point="1" draw:end-shape="id1" draw:end-glue-point="6" svg:d="M9814 11953h981v-4539" svg:viewBox="0 0 982 4540">
          <text:p/>
        </draw:connector>
        <draw:connector draw:style-name="gr6" draw:text-style-name="P6" draw:layer="layout" draw:line-skew="-0.644cm" svg:x1="7.747cm" svg:y1="5.636cm" svg:x2="5.052cm" svg:y2="11.953cm" draw:start-shape="id1" draw:start-glue-point="5" draw:end-shape="id3" svg:d="M7747 5636h-3890v6317h1195" svg:viewBox="0 0 3891 6318">
          <text:p/>
        </draw:connector>
        <draw:frame draw:style-name="gr7" draw:text-style-name="P2" draw:layer="layout" svg:width="4.445cm" svg:height="1.861cm" svg:x="3.898cm" svg:y="4.586cm">
          <draw:text-box>
            <text:p><text:span text:style-name="T1">Verdadeiro</text:span></text:p>
          </draw:text-box>
        </draw:frame>
        <draw:frame draw:style-name="gr7" draw:text-style-name="P2" draw:layer="layout" svg:width="4.445cm" svg:height="1.861cm" svg:x="13.799cm" svg:y="4.587cm">
          <draw:text-box>
            <text:p><text:span text:style-name="T1">Fals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2:59:45.056021166</meta:creation-date>
    <dc:date>2024-10-18T11:10:58.409406095</dc:date>
    <meta:editing-duration>PT1H3M7S</meta:editing-duration>
    <meta:editing-cycles>11</meta:editing-cycles>
    <meta:generator>LibreOffice/24.8.2.1$Linux_X86_64 LibreOffice_project/0f794b6e29741098670a3b95d60478a65d05ef13</meta:generator>
    <meta:document-statistic meta:object-count="10"/>
  </office:meta>
</office:document-meta>
</file>